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1256BE3C241235DA719.png" manifest:media-type="image/png"/>
  <manifest:file-entry manifest:full-path="Pictures/10000000000001840000001D4DD5A58A111A702E.png" manifest:media-type="image/png"/>
  <manifest:file-entry manifest:full-path="Pictures/1000020100000167000000A0849AA2D405731F21.png" manifest:media-type="image/png"/>
  <manifest:file-entry manifest:full-path="Pictures/100002010000021A00000132C6804F3652345BE8.png" manifest:media-type="image/png"/>
  <manifest:file-entry manifest:full-path="Pictures/100002010000024900000128216C8AA3837F8D1A.png" manifest:media-type="image/png"/>
  <manifest:file-entry manifest:full-path="Pictures/100002010000039D0000016D3DD2A2DDDD698D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Carlito3" svg:font-family="Carlito" style:font-pitch="variable"/>
    <style:font-face style:name="Carlito2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rlito3" fo:font-size="12pt" fo:font-weight="normal" officeooo:rsid="0002b219" officeooo:paragraph-rsid="0002b219" style:font-size-asian="10.5pt" style:font-weight-asian="normal" style:font-weight-complex="normal"/>
    </style:style>
    <style:style style:name="P2" style:family="paragraph" style:parent-style-name="Standard" style:list-style-name="L1">
      <style:text-properties style:use-window-font-color="true" style:font-name="Carlito3" fo:font-size="12pt" fo:font-weight="normal" officeooo:rsid="0002b219" officeooo:paragraph-rsid="0002b219" style:font-size-asian="10.5pt" style:font-weight-asian="normal" style:font-weight-complex="normal"/>
    </style:style>
    <style:style style:name="P3" style:family="paragraph" style:parent-style-name="Standard">
      <style:text-properties style:use-window-font-color="true" style:font-name="Carlito3" fo:font-size="12pt" fo:font-weight="normal" officeooo:rsid="0002b219" officeooo:paragraph-rsid="00030c99" style:font-size-asian="10.5pt" style:font-weight-asian="normal" style:font-weight-complex="normal"/>
    </style:style>
    <style:style style:name="P4" style:family="paragraph" style:parent-style-name="Standard">
      <style:text-properties style:use-window-font-color="true" style:font-name="Carlito3" fo:font-size="12pt" fo:font-weight="normal" officeooo:rsid="00030c99" officeooo:paragraph-rsid="00030c99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Carlito3" fo:font-size="12pt" fo:font-weight="normal" officeooo:rsid="00035344" officeooo:paragraph-rsid="00035344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Carlito3" fo:font-size="12pt" fo:font-weight="normal" officeooo:rsid="0004d096" officeooo:paragraph-rsid="0004d096" style:font-size-asian="10.5pt" style:font-weight-asian="normal" style:font-weight-complex="normal"/>
    </style:style>
    <style:style style:name="P7" style:family="paragraph" style:parent-style-name="Standard" style:list-style-name="L2">
      <style:text-properties style:use-window-font-color="true" style:font-name="Carlito3" fo:font-size="12pt" fo:font-weight="normal" officeooo:rsid="0004d096" officeooo:paragraph-rsid="0004d096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Carlito3" fo:font-size="12pt" fo:font-weight="normal" officeooo:rsid="0005b77a" officeooo:paragraph-rsid="0005b77a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Carlito3" fo:font-size="12pt" fo:font-weight="normal" officeooo:rsid="000669f8" officeooo:paragraph-rsid="000669f8" style:font-size-asian="10.5pt" style:font-weight-asian="normal" style:font-weight-complex="normal"/>
    </style:style>
    <style:style style:name="P10" style:family="paragraph" style:parent-style-name="Standard" style:list-style-name="L3">
      <style:text-properties style:use-window-font-color="true" style:font-name="Carlito3" fo:font-size="12pt" fo:font-weight="normal" officeooo:rsid="000669f8" officeooo:paragraph-rsid="000669f8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Carlito3" fo:font-size="12pt" fo:font-weight="normal" officeooo:rsid="000e0ed6" officeooo:paragraph-rsid="000e0ed6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Carlito3" fo:font-size="12pt" fo:font-weight="normal" officeooo:rsid="0008a1bd" officeooo:paragraph-rsid="000e0ed6" style:font-size-asian="10.5pt" style:font-weight-asian="normal" style:font-weight-complex="normal"/>
    </style:style>
    <style:style style:name="P13" style:family="paragraph" style:parent-style-name="Standard">
      <style:text-properties style:use-window-font-color="true" style:font-name="Carlito3" fo:font-size="12pt" fo:font-weight="normal" officeooo:rsid="0008a1bd" officeooo:paragraph-rsid="0008a1bd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Carlito3" fo:font-size="12pt" fo:font-weight="normal" officeooo:rsid="000a4990" officeooo:paragraph-rsid="000a4990" style:font-size-asian="10.5pt" style:font-weight-asian="normal" style:font-weight-complex="normal"/>
    </style:style>
    <style:style style:name="P15" style:family="paragraph" style:parent-style-name="Standard">
      <style:text-properties style:use-window-font-color="true" style:font-name="Carlito3" fo:font-size="12pt" fo:font-weight="normal" officeooo:rsid="000b4ae0" officeooo:paragraph-rsid="000b4ae0" style:font-size-asian="10.5pt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Carlito3" fo:font-size="12pt" fo:font-style="italic" fo:font-weight="normal" officeooo:rsid="000e0ed6" officeooo:paragraph-rsid="000e0ed6" style:font-size-asian="10.5pt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text-underline-style="none" officeooo:rsid="0010c673" officeooo:paragraph-rsid="0010c673"/>
    </style:style>
    <style:style style:name="P18" style:family="paragraph" style:parent-style-name="Standard">
      <style:text-properties fo:color="#800000" style:font-name="Carlito3" fo:font-size="12pt" fo:font-weight="bold" officeooo:rsid="0000f55e" officeooo:paragraph-rsid="0000f55e" style:font-size-asian="10.5pt" style:font-weight-asian="bold" style:font-weight-complex="bold"/>
    </style:style>
    <style:style style:name="P19" style:family="paragraph" style:parent-style-name="Standard">
      <style:text-properties fo:color="#800000" style:font-name="Carlito3" fo:font-size="12pt" fo:font-weight="bold" officeooo:rsid="0002b219" officeooo:paragraph-rsid="0002b219" style:font-size-asian="10.5pt" style:font-weight-asian="bold" style:font-weight-complex="bold"/>
    </style:style>
    <style:style style:name="P20" style:family="paragraph" style:parent-style-name="Standard">
      <style:text-properties fo:color="#800000" style:font-name="Carlito3" fo:font-size="12pt" fo:font-weight="bold" officeooo:rsid="0002b219" officeooo:paragraph-rsid="00030c99" style:font-size-asian="10.5pt" style:font-weight-asian="bold" style:font-weight-complex="bold"/>
    </style:style>
    <style:style style:name="P21" style:family="paragraph" style:parent-style-name="Standard">
      <style:text-properties style:font-name="Carlito3" fo:font-size="12pt" style:font-size-asian="10.5pt"/>
    </style:style>
    <style:style style:name="P22" style:family="paragraph" style:parent-style-name="Standard">
      <style:text-properties style:font-name="Carlito3" fo:font-size="12pt" officeooo:rsid="0000f55e" officeooo:paragraph-rsid="0000f55e" style:font-size-asian="10.5pt"/>
    </style:style>
    <style:style style:name="P23" style:family="paragraph" style:parent-style-name="Standard">
      <style:text-properties style:font-name="Carlito3" fo:font-size="12pt" officeooo:paragraph-rsid="0000f55e" style:font-size-asian="10.5pt"/>
    </style:style>
    <style:style style:name="P24" style:family="paragraph" style:parent-style-name="Standard" style:list-style-name="L3">
      <style:text-properties style:font-name="Carlito3" fo:font-size="12pt" style:font-size-asian="10.5pt"/>
    </style:style>
    <style:style style:name="P25" style:family="paragraph" style:parent-style-name="Standard">
      <style:text-properties style:font-name="Carlito3" fo:font-size="12pt" officeooo:rsid="000eb19e" officeooo:paragraph-rsid="000eb19e" style:font-size-asian="10.5pt"/>
    </style:style>
    <style:style style:name="P26" style:family="paragraph" style:parent-style-name="Standard">
      <style:text-properties style:font-name="Carlito3" fo:font-size="12pt" officeooo:rsid="001078a1" officeooo:paragraph-rsid="001078a1" style:font-size-asian="10.5pt"/>
    </style:style>
    <style:style style:name="P27" style:family="paragraph" style:parent-style-name="Standard">
      <style:text-properties style:font-name="Carlito3" fo:font-size="12pt" fo:font-style="italic" style:font-size-asian="10.5pt" style:font-style-asian="italic" style:font-style-complex="italic"/>
    </style:style>
    <style:style style:name="P28" style:family="paragraph" style:parent-style-name="Standard">
      <style:text-properties style:font-name="Carlito3" fo:font-size="12pt" fo:font-weight="bold" style:font-size-asian="10.5pt" style:font-weight-asian="bold" style:font-weight-complex="bold"/>
    </style:style>
    <style:style style:name="P29" style:family="paragraph" style:parent-style-name="Standard">
      <style:text-properties style:font-name="Carlito3" fo:font-size="12pt" style:text-underline-style="none" officeooo:rsid="001078a1" officeooo:paragraph-rsid="001078a1" style:font-size-asian="10.5pt"/>
    </style:style>
    <style:style style:name="P30" style:family="paragraph" style:parent-style-name="Standard">
      <style:text-properties style:font-name="Carlito3" fo:font-size="12pt" style:text-underline-style="none" officeooo:rsid="0010c673" officeooo:paragraph-rsid="0010c673" style:font-size-asian="10.5pt"/>
    </style:style>
    <style:style style:name="P31" style:family="paragraph" style:parent-style-name="Standard">
      <style:text-properties style:font-name="Carlito3" fo:font-size="12pt" style:text-underline-style="none" officeooo:rsid="00133043" officeooo:paragraph-rsid="00133043" style:font-size-asian="10.5pt"/>
    </style:style>
    <style:style style:name="P32" style:family="paragraph" style:parent-style-name="Standard">
      <style:text-properties style:font-name="Carlito3" fo:font-size="12pt" style:text-underline-style="none" officeooo:rsid="0016eee8" officeooo:paragraph-rsid="0016eee8" style:font-size-asian="10.5pt"/>
    </style:style>
    <style:style style:name="P33" style:family="paragraph" style:parent-style-name="Standard">
      <style:text-properties style:font-name="Carlito3" fo:font-size="12pt" style:text-underline-style="solid" style:text-underline-width="auto" style:text-underline-color="font-color" officeooo:rsid="0010c673" officeooo:paragraph-rsid="0010c673" style:font-size-asian="10.5pt"/>
    </style:style>
    <style:style style:name="P34" style:family="paragraph" style:parent-style-name="Standard">
      <style:text-properties style:font-name="Carlito3" fo:font-size="12pt" style:text-underline-style="solid" style:text-underline-width="auto" style:text-underline-color="font-color" officeooo:rsid="0016eee8" officeooo:paragraph-rsid="0016eee8" style:font-size-asian="10.5pt"/>
    </style:style>
    <style:style style:name="T1" style:family="text">
      <style:text-properties officeooo:rsid="0000f55e"/>
    </style:style>
    <style:style style:name="T2" style:family="text">
      <style:text-properties style:use-window-font-color="true" style:font-name="Carlito3" fo:font-size="12pt" fo:font-weight="normal" style:font-size-asian="10.5pt" style:font-weight-asian="normal" style:font-weight-complex="normal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officeooo:rsid="00030c99"/>
    </style:style>
    <style:style style:name="T5" style:family="text">
      <style:text-properties officeooo:rsid="00035344"/>
    </style:style>
    <style:style style:name="T6" style:family="text">
      <style:text-properties officeooo:rsid="0004d096"/>
    </style:style>
    <style:style style:name="T7" style:family="text">
      <style:text-properties officeooo:rsid="0005b77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669f8"/>
    </style:style>
    <style:style style:name="T10" style:family="text">
      <style:text-properties officeooo:rsid="00070d82"/>
    </style:style>
    <style:style style:name="T11" style:family="text">
      <style:text-properties officeooo:rsid="000b4ae0"/>
    </style:style>
    <style:style style:name="T12" style:family="text">
      <style:text-properties officeooo:rsid="000cf1e0"/>
    </style:style>
    <style:style style:name="T13" style:family="text">
      <style:text-properties officeooo:rsid="000e0ed6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4f0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pendencias:</text:p>
      <text:p text:style-name="P22"/>
      <text:p text:style-name="P23"><text:span text:style-name="T1">npm install --save </text:span>babel-core babel-loader babel-preset-es2015 babel-preset-react babel-preset-stage-2 clean-webpack-plugin css-loader extract-text-webpack-plugin file-loader style-loader url-loader webpack webpack-dev-server </text:p>
      <text:p text:style-name="P23"/>
      <text:p text:style-name="P23"><text:span text:style-name="T1">npm install -D </text:span>prop-types react react-dom react-redux redux </text:p>
      <text:p text:style-name="P22"/>
      <text:p text:style-name="P22"/>
      <text:p text:style-name="P19">Webpack:</text:p>
      <text:p text:style-name="P1"/>
      <text:p text:style-name="P1">Tenemos dos archivos de webpack, uno para desarrollo y otro para producción. El archivo para desarrollo es un objeto, en el cual tenemos:</text:p>
      <text:p text:style-name="P1"/>
      <text:list xml:id="list4954351356633301580" text:style-name="L1">
        <text:list-item>
          <text:p text:style-name="P2">entry</text:p>
        </text:list-item>
        <text:list-item>
          <text:p text:style-name="P2">output</text:p>
        </text:list-item>
        <text:list-item>
          <text:p text:style-name="P2">devServer</text:p>
        </text:list-item>
        <text:list-item>
          <text:p text:style-name="P2">devtool</text:p>
        </text:list-item>
        <text:list-item>
          <text:p text:style-name="P2">modules</text:p>
        </text:list-item>
      </text:list>
      <text:p text:style-name="P1"/>
      <text:p text:style-name="P1">Se pueden tener varios “entry” cada uno apuntando a un archivo padre .js distinto, los cuales corresponden a distintas paginas de nuestra interfaz. Este archivo de desarrollo nos pone a correr un server en el puerto que se le indique, y <text:span text:style-name="T4">actualiza</text:span> los cambios <text:span text:style-name="T4">automáticamente.</text:span> </text:p>
      <text:p text:style-name="P1"/>
      <text:p text:style-name="P4">El archivo para producción trabaja como una función, que contiene las mismas entradas pero este nos construye los archivos finales que se envían a producción.</text:p>
      <text:p text:style-name="P4"/>
      <text:p text:style-name="P20"><text:span text:style-name="T5">Redux</text:span>:</text:p>
      <text:p text:style-name="P3"/>
      <text:p text:style-name="P5">Debemos crear el store como:</text:p>
      <text:p text:style-name="P5"/>
      <text:p text:style-name="P5"><draw:frame draw:style-name="fr1" draw:name="Image1" text:anchor-type="paragraph" svg:width="6.569cm" svg:height="2.928cm" draw:z-index="0"><draw:image xlink:href="Pictures/1000020100000167000000A0849AA2D405731F2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Donde, reducer es una función pura, la cual maneja los datos y actualiza el estado, y esto lo hace con las acciones. <text:s/><text:span text:style-name="T7">No debe modificar los argumentos recibidos, no debe llamar a apis o a funciones impuras como date.now() o Math.random().</text:span></text:p>
      <text:p text:style-name="P5"/>
      <text:p text:style-name="P5">La función reducer recibe dos parametros, (state, action) y con un switch se v<text:span text:style-name="T11">alida</text:span> el tipo de <text:span text:style-name="T6">acción</text:span> que se realizo, y se hace algo según la acción ejecutada. <text:s/>Un reducer tiene generalmente un aspecto general como se ve <text:span text:style-name="T6">continuación</text:span>:</text:p>
      <text:p text:style-name="P5"/>
      <text:p text:style-name="P5"><draw:frame draw:style-name="fr1" draw:name="Image2" text:anchor-type="paragraph" svg:width="8.296cm" svg:height="4.718cm" draw:z-index="1"><draw:image xlink:href="Pictures/100002010000021A00000132C6804F3652345BE8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l inicitalState, son los datos y estado inicial de nuestra aplicación. Puede ser <text:span text:style-name="T10">cualquier tipo de dato</text:span>. Finalmente el enhancer, es opcional, y son como plugins <text:s/><text:span text:style-name="T7">o funciones que extienden las capacidades de redux con librerías externas.</text:span></text:p>
      <text:p text:style-name="P6"/>
      <text:p text:style-name="P6">Store tiene tres métodos principales.</text:p>
      <text:p text:style-name="P6"/>
      <text:list xml:id="list4952884174009196120" text:style-name="L2">
        <text:list-item>
          <text:p text:style-name="P7">store.getState() <text:s text:c="17"/>→ <text:s text:c="3"/>accede al estado actual.</text:p>
        </text:list-item>
        <text:list-item>
          <text:p text:style-name="P7">strore.dispatch(accion) <text:s text:c="4"/>→ <text:s text:c="3"/>actualiza el estado.</text:p>
        </text:list-item>
        <text:list-item>
          <text:p text:style-name="P7">store.subscribe(listener) <text:s text:c="2"/>→ <text:s text:c="3"/>escucha o deja de escuchar cambios en el store.</text:p>
        </text:list-item>
      </text:list>
      <text:p text:style-name="P6"/>
      <text:p text:style-name="P27">En modo de desarrolo, esta super herramienta:</text:p>
      <text:p text:style-name="P27">https://github.com/zalmoxisus/redux-devtools-extension</text:p>
      <text:p text:style-name="P6"/>
      <text:p text:style-name="P8">La <text:span text:style-name="T8">accion</text:span> es un bloque de informacion que envia datos a la aplicación, esta es enviada por el metodo dispatch(), es la unica fuente de información para el store, y son objetos planos de javascript.</text:p>
      <text:p text:style-name="P8"/>
      <text:p text:style-name="P9">El metodo dispatch() <text:s/>contiene un objeto (que contiene la información que sera enviada al reducer como accion) este debe tener OBLIGATORIAMENTE la key “type”, y otras mas o ninguna. <text:s/>En la key type, esta el tipo de accion, la cual sera testeada en el reducer por el switch, y en la otra key, estará la información enviada, <text:span text:style-name="T12">que por buena practica se envía un objeto.</text:span></text:p>
      <text:p text:style-name="P9"/>
      <text:p text:style-name="P9"><draw:frame draw:style-name="fr2" draw:name="Image3" text:anchor-type="paragraph" svg:width="5.995cm" svg:height="3.034cm" draw:z-index="2"><draw:image xlink:href="Pictures/100002010000024900000128216C8AA3837F8D1A.png" xlink:type="simple" xlink:show="embed" xlink:actuate="onLoad"/></draw:frame></text:p>
      <text:p text:style-name="P9"/>
      <text:p text:style-name="P9"/>
      <text:p text:style-name="P9"/>
      <text:p text:style-name="P9"/>
      <text:p text:style-name="P11">Si dispatch es usado en algún componente distinto al componente en el que hemos definido nuestro store, no podemos usarlo como store.dispatch, entonces lo podemos traer de connect→ <text:s/>import { connect } from ‘react-redux’ (connect con minúscula), el cual nos permite usar dispatch como una propiedad adicional. </text:p>
      <text:p text:style-name="P11"/>
      <text:p text:style-name="P16">this.props.dispatch()</text:p>
      <text:p text:style-name="P11"/>
      <text:p text:style-name="P28"/>
      <text:p text:style-name="P28">Flujo</text:p>
      <text:p text:style-name="P21"/>
      <text:list xml:id="list4024398660306919753" text:style-name="L3">
        <text:list-item>
          <text:p text:style-name="P24"><text:soft-page-break/>Se establece un State (estado) inicial con el que se crea originalmente el store mediante el método createStore de redux.</text:p>
          <text:p text:style-name="P24"/>
        </text:list-item>
        <text:list-item>
          <text:p text:style-name="P24"><text:span text:style-name="T9">E</text:span>l state inicial define los contenidos que se muestran en la UI mediante store.getState() y la función render().</text:p>
          <text:p text:style-name="P24"/>
        </text:list-item>
        <text:list-item>
          <text:p text:style-name="P24"><text:span text:style-name="T9">M</text:span>ediante los elementos de la UI se dispara un evento que se captura mediante un listener (como onsubmit) y que invoca al store.dispatch() con una acción específica.</text:p>
          <text:p text:style-name="P24"/>
        </text:list-item>
        <text:list-item>
          <text:p text:style-name="P24"><text:span text:style-name="T9">E</text:span>l Reducer recibe la acción(type y payload) enviada mediante el store.dispatch() y genera un nuevo estado que remplazará al estado inicial (o anterior).</text:p>
          <text:p text:style-name="P24"/>
        </text:list-item>
        <text:list-item>
          <text:p text:style-name="P24"><text:span text:style-name="T9">E</text:span>l cambio del estado es detectado por el store y se ejecuta store.subscribe(handle) … con la función (handle) que manejará lo que sucede cuando ha cambiado el estado.</text:p>
          <text:p text:style-name="P24"/>
        </text:list-item>
        <text:list-item>
          <text:p text:style-name="P24"><text:span text:style-name="T9">E</text:span>n la función (handle) recibida por store.subscribe(handle) se invoca la actualización de la UI a partir del nuevo estado creado.</text:p>
          <text:p text:style-name="P24"/>
        </text:list-item>
        <text:list-item>
          <text:p text:style-name="P24"><text:span text:style-name="T9">Q</text:span>ueda establecido el nuevo estado(state) y queda de nuevo atento el evento (listener) en la UI.</text:p>
          <text:p text:style-name="P10"/>
        </text:list-item>
      </text:list>
      <text:p text:style-name="P12"/>
      <text:p text:style-name="P12"/>
      <text:p text:style-name="P12">El metodo { Provider } de ‘react-redux’ es quien hace el subscribe, y une react con redux. </text:p>
      <text:p text:style-name="P12"/>
      <text:p text:style-name="P12"><text:span text:style-name="T13">P</text:span>rovider se usa como un componente (HOC high order component) van a agregarle cosas a los componentes hijos. Mas o menos como un decorador. </text:p>
      <text:p text:style-name="P13"/>
      <text:p text:style-name="P14">Para conectar los datos con los componentes usamos {connect } from ‘react-redux’</text:p>
      <text:p text:style-name="P14">Es una función currificada, la cual es usada cuando exportamos el modulo.</text:p>
      <text:p text:style-name="P14"><draw:frame draw:style-name="fr3" draw:name="Image4" text:anchor-type="paragraph" svg:x="0.961cm" svg:y="0.106cm" svg:width="15.628cm" svg:height="6.165cm" draw:z-index="3"><draw:image xlink:href="Pictures/100002010000039D0000016D3DD2A2DDDD698D59.png" xlink:type="simple" xlink:show="embed" xlink:actuate="onLoad"/></draw:frame> </text:p>
      <text:p text:style-name="P15">La función mapStatetoProps, recibe dos parámetros, el estado y las propiedades. State, props.</text:p>
      <text:p text:style-name="P15">MapStateToProps retorna categories, y esos son los datos que se le pasan a la Home. </text:p>
      <text:p text:style-name="P15"/>
      <text:p text:style-name="P25"><text:span text:style-name="T3">Solo los componente inteligentes o smart components se conectan al store.</text:span></text:p>
      <text:p text:style-name="P25"><text:soft-page-break/><text:span text:style-name="T3"/></text:p>
      <text:p text:style-name="P26"><text:span text:style-name="T3">NORMALIZANDO DATOS</text:span></text:p>
      <text:p text:style-name="P26"><text:span text:style-name="T3"/></text:p>
      <text:p text:style-name="P29"><text:span text:style-name="T3">La principal razón para normalizar datos es mejorar el rendimiento de la aplicación. </text:span></text:p>
      <text:p text:style-name="P29"><text:span text:style-name="T3"/></text:p>
      <text:p text:style-name="P17"><text:a xlink:type="simple" xlink:href="https://github.com/paularmstrong/normalizr" text:style-name="Internet_20_link" text:visited-style-name="Visited_20_Internet_20_Link"><text:span text:style-name="T2">https://github.com/paularmstrong/normalizr</text:span></text:a></text:p>
      <text:p text:style-name="P30"><text:span text:style-name="T3"/></text:p>
      <text:p text:style-name="P33"><draw:frame draw:style-name="fr1" draw:name="Imagen1" text:anchor-type="paragraph" svg:width="10.266cm" svg:height="0.767cm" draw:z-index="4"><draw:image xlink:href="Pictures/10000000000001840000001D4DD5A58A111A702E.png" xlink:type="simple" xlink:show="embed" xlink:actuate="onLoad"/></draw:frame><text:span text:style-name="T3"/></text:p>
      <text:p text:style-name="P21"/>
      <text:p text:style-name="P21">normalize es la funcion principal a la que le pasamos los datos como los tenemos y los esquemas. <text:s/>Los esquemas son la nueva forma en la que organizaremos nuestros datos.</text:p>
      <text:p text:style-name="P21"><text:span text:style-name="T14"/></text:p>
      <text:p text:style-name="P31">MULTIPLES REDUCERS</text:p>
      <text:p text:style-name="P31"/>
      <text:p text:style-name="P31">Cada reducer maneja su propio estado inicial, y luego los combinamos en un solo reducer, el cual importamos para crear el <text:span text:style-name="T15">store. </text:span></text:p>
      <text:p text:style-name="P31"/>
      <text:p text:style-name="P31"><draw:frame draw:style-name="fr1" draw:name="Imagen2" text:anchor-type="paragraph" svg:width="8.871cm" svg:height="5.553cm" draw:z-index="5"><draw:image xlink:href="Pictures/10000000000001D4000001256BE3C241235DA719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a xlink:type="simple" xlink:href="https://github.com/redux-saga/redux-saga" text:style-name="Internet_20_link" text:visited-style-name="Visited_20_Internet_20_Link">https://github.com/redux-saga/redux-saga</text:a></text:p>
      <text:p text:style-name="P32"/>
      <text:p text:style-name="P32">ESTADO INMUTABLE</text:p>
      <text:p text:style-name="P32"/>
      <text:p text:style-name="P34"><text:a xlink:type="simple" xlink:href="https://facebook.github.io/immutable-js/" text:style-name="Internet_20_link" text:visited-style-name="Visited_20_Internet_20_Link">https://facebook.github.io/immutable-js/</text:a></text:p>
      <text:p text:style-name="P34"><text:a xlink:type="simple" xlink:href="https://github.com/gajus/redux-immutable" text:style-name="Internet_20_link" text:visited-style-name="Visited_20_Internet_20_Link">https://github.com/gajus/redux-immutable</text:a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Carlito3" svg:font-family="Carlito" style:font-pitch="variable"/>
    <style:font-face style:name="Carlito2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02:20.017723998</meta:creation-date>
    <dc:date>2018-03-15T15:09:20.868043323</dc:date>
    <meta:editing-duration>PT1H45M18S</meta:editing-duration>
    <meta:editing-cycles>13</meta:editing-cycles>
    <meta:generator>LibreOffice/5.2.7.2$Linux_X86_64 LibreOffice_project/20m0$Build-2</meta:generator>
    <meta:document-statistic meta:table-count="0" meta:image-count="6" meta:object-count="0" meta:page-count="4" meta:paragraph-count="53" meta:word-count="779" meta:character-count="5077" meta:non-whitespace-character-count="4317"/>
  </office:meta>
</office:document-meta>
</file>